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cript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2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2.5634in"/>
    </style:style>
    <style:style style:name="co6" style:family="table-column">
      <style:table-column-properties fo:break-before="auto" style:column-width="3.2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3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nday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Barry</text:p>
          </table:table-cell>
          <table:table-cell table:number-columns-repeated="7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1" office:value-type="string" calcext:value-type="string">
            <text:p>Thomas (ELA)</text:p>
          </table:table-cell>
          <table:table-cell table:style-name="ce1" office:value-type="string" calcext:value-type="string">
            <text:p>Orig (Math); Jake (WP)</text:p>
          </table:table-cell>
          <table:table-cell table:style-name="ce1" office:value-type="string" calcext:value-type="string">
            <text:p>Bruno (History); Nathaniel (WP)</text:p>
          </table:table-cell>
          <table:table-cell table:number-columns-repeated="7"/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ce1" office:value-type="string" calcext:value-type="string">
            <text:p>Ashley (ELA), </text:p>
          </table:table-cell>
          <table:table-cell table:style-name="ce1" office:value-type="string" calcext:value-type="string">
            <text:p>Oscar (Math); Orig (WP)</text:p>
          </table:table-cell>
          <table:table-cell table:style-name="ce1" office:value-type="string" calcext:value-type="string">
            <text:p>Stephen (History); Bruno (WP)</text:p>
          </table:table-cell>
          <table:table-cell table:number-columns-repeated="7"/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ce1" office:value-type="string" calcext:value-type="string">
            <text:p>Coby (ELA); Ashley (WP)</text:p>
          </table:table-cell>
          <table:table-cell table:style-name="ce1" office:value-type="string" calcext:value-type="string">
            <text:p>Jack (Math); Oscar (WP)</text:p>
          </table:table-cell>
          <table:table-cell table:style-name="ce1" office:value-type="string" calcext:value-type="string">
            <text:p>Peter (History); Stephen (WP)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 table:number-rows-repeated="5">
          <table:table-cell table:number-columns-repeated="9"/>
          <table:table-cell table:style-name="ce2" table:number-columns-repeated="2"/>
        </table:table-row>
        <table:table-row table:style-name="ro1">
          <table:table-cell table:number-columns-repeated="9"/>
          <table:table-cell table:style-name="ce2" table:number-columns-repeated="2"/>
        </table:table-row>
      </table:table>
      <table:table table:name="Tuesday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row table:style-name="ro1">
          <table:table-cell office:value-type="string" calcext:value-type="string">
            <text:p>Tuesday</text:p>
          </table:table-cell>
          <table:table-cell table:style-name="Default" office:value-type="string" calcext:value-type="string">
            <text:p>Dave</text:p>
          </table:table-cell>
          <table:table-cell table:style-name="Default" office:value-type="string" calcext:value-type="string">
            <text:p>Steve</text:p>
          </table:table-cell>
          <table:table-cell table:style-name="Default" office:value-type="string" calcext:value-type="string">
            <text:p>Barry</text:p>
          </table:table-cell>
        </table:table-row>
        <table:table-row table:style-name="ro4">
          <table:table-cell office:value-type="float" office:value="830" calcext:value-type="float">
            <text:p>830</text:p>
          </table:table-cell>
          <table:table-cell office:value-type="string" calcext:value-type="string">
            <text:p>Bruno,Orig, Oscar (StuNews)</text:p>
          </table:table-cell>
          <table:table-cell/>
          <table:table-cell office:value-type="string" calcext:value-type="string">
            <text:p>Booker, Thomas, Ashley, Nathaniel (Mvmt)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eter &amp; Nathaniel (AP)</text:p>
          </table:table-cell>
          <table:table-cell table:style-name="ce1" office:value-type="string" calcext:value-type="string">
            <text:p>Coby &amp; Omer (AP)</text:p>
          </table:table-cell>
          <table:table-cell office:value-type="string" calcext:value-type="string">
            <text:p>Thomas &amp; Yosef (AP)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Peter &amp; Jack (StuNews)</text:p>
          </table:table-cell>
          <table:table-cell/>
          <table:table-cell office:value-type="string" calcext:value-type="string">
            <text:p>Tristan (Math WP)</text:p>
          </table:table-cell>
        </table:table-row>
      </table:table>
      <table:table table:name="Result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 calcext:value-type="string">
            <text:p/>
            <text:p>Thomas (ELA) [Dave]</text:p>
            <text:p>Orig (Math); Jake (WP) [Steve]</text:p>
            <text:p>Bruno (History); Nathaniel (WP) [Barry]</text:p>
          </table:table-cell>
          <table:table-cell office:value-type="string" calcext:value-type="string">
            <text:p/>
            <text:p>Bruno,Orig, Oscar (StuNews) [Dave]</text:p>
            <text:p>Booker, Thomas, Ashley, Nathaniel (Mvmt) [Barry]</text:p>
          </table:table-cell>
        </table:table-row>
        <table:table-row table:style-name="ro2">
          <table:table-cell/>
          <table:table-cell office:value-type="string" calcext:value-type="string">
            <text:p/>
            <text:p>Ashley (ELA),  [Dave]</text:p>
            <text:p>Oscar (Math); Orig (WP) [Steve]</text:p>
            <text:p>Stephen (History); Bruno (WP) [Barry]</text:p>
          </table:table-cell>
          <table:table-cell office:value-type="string" calcext:value-type="string">
            <text:p/>
            <text:p>Peter &amp; Nathaniel (AP) [Dave]</text:p>
            <text:p>Coby &amp; Omer (AP) [Steve]</text:p>
            <text:p>Thomas &amp; Yosef (AP) [Barry]</text:p>
          </table:table-cell>
        </table:table-row>
        <table:table-row table:style-name="ro2">
          <table:table-cell/>
          <table:table-cell office:value-type="string" calcext:value-type="string">
            <text:p/>
            <text:p>Coby (ELA); Ashley (WP) [Dave]</text:p>
            <text:p>Jack (Math); Oscar (WP) [Steve]</text:p>
            <text:p>Peter (History); Stephen (WP) [Barry]</text:p>
          </table:table-cell>
          <table:table-cell office:value-type="string" calcext:value-type="string">
            <text:p/>
            <text:p>Peter &amp; Jack (StuNews) [Dave]</text:p>
            <text:p>Tristan (Math WP) [Barry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08:08:07.841270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5:26:52.955235688</meta:creation-date>
    <meta:generator>LibreOffice/4.2.8.2$Linux_X86_64 LibreOffice_project/420m0$Build-2</meta:generator>
    <dc:date>2016-10-19T09:26:27.981384856</dc:date>
    <meta:editing-duration>PT3H9M22S</meta:editing-duration>
    <meta:editing-cycles>160</meta:editing-cycles>
    <meta:document-statistic meta:table-count="3" meta:cell-count="3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cripts"/>
</library:library>
</file>

<file path=Basic/Standard/scripts.xml><?xml version="1.0" encoding="utf-8"?>
<!DOCTYPE module  PUBLIC '-//OpenOffice.org//DTD OfficeDocument 1.0//EN'  'module.dtd'>
<script:module xmlns:script="http://openoffice.org/2000/script" script:name="scripts" script:language="StarBasic">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